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6.05cm" fo:min-width="14.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4.219cm" fo:min-width="8.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4.15cm" fo:min-width="13.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519cm" fo:min-width="8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5cm" fo:min-width="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386cm" fo:min-width="3.543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824cm" fo:min-width="0.974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4" style:family="paragraph"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cm" svg:height="6.4cm" svg:x="1.1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87cm" svg:height="1.431cm" svg:x="1.5cm" svg:y="6.8cm">
          <draw:text-box>
            <text:p text:style-name="P2">PALcons</text:p>
          </draw:text-box>
        </draw:frame>
        <draw:custom-shape draw:style-name="gr3" draw:text-style-name="P1" draw:layer="layout" svg:width="9.4cm" svg:height="4.569cm" svg:x="3.8cm" svg:y="8.73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87cm" svg:height="1.431cm" svg:x="4.2cm" svg:y="8cm">
          <draw:text-box>
            <text:p text:style-name="P2">PALcons</text:p>
          </draw:text-box>
        </draw:frame>
        <draw:custom-shape draw:style-name="gr4" draw:text-style-name="P1" draw:layer="layout" svg:width="14.3cm" svg:height="4.5cm" svg:x="1.3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87cm" svg:height="1.431cm" svg:x="1.7cm" svg:y="1.1cm">
          <draw:text-box>
            <text:p text:style-name="P2">PALcons</text:p>
          </draw:text-box>
        </draw:frame>
        <draw:custom-shape draw:style-name="gr5" draw:text-style-name="P1" draw:layer="layout" svg:width="9cm" svg:height="2.869cm" svg:x="3.9cm" svg:y="2.93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87cm" svg:height="1.431cm" svg:x="4.3cm" svg:y="2.2cm">
          <draw:text-box>
            <text:p text:style-name="P2">PALcons</text:p>
          </draw:text-box>
        </draw:frame>
        <draw:custom-shape draw:style-name="gr6" draw:text-style-name="P1" draw:layer="layout" svg:width="3.6cm" svg:height="1.4cm" svg:x="6.6cm" svg:y="3.93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33cm" svg:height="1.431cm" svg:x="7cm" svg:y="3.2cm">
          <draw:text-box>
            <text:p text:style-name="P2">PALnil</text:p>
          </draw:text-box>
        </draw:frame>
        <draw:custom-shape draw:style-name="gr7" draw:text-style-name="P1" draw:layer="layout" svg:width="4.143cm" svg:height="2.736cm" svg:x="6.4cm" svg:y="9.96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35cm" svg:height="1.431cm" svg:x="6.8cm" svg:y="9.233cm">
          <draw:text-box>
            <text:p text:style-name="P2">PALone</text:p>
          </draw:text-box>
        </draw:frame>
        <draw:custom-shape draw:style-name="gr8" draw:text-style-name="P1" draw:layer="layout" svg:width="1.7cm" svg:height="1.3cm" svg:x="7.543cm" svg:y="10.9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cm" svg:height="1.3cm" svg:x="10.7cm" svg:y="4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cm" svg:height="1.3cm" svg:x="4.4cm" svg:y="4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cm" svg:height="1.3cm" svg:x="13.4cm" svg:y="4cm">
          <text:p text:style-name="P4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cm" svg:height="1.3cm" svg:x="1.756cm" svg:y="4.019cm">
          <text:p text:style-name="P4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cm" svg:height="1.3cm" svg:x="11cm" svg:y="10.9cm">
          <text:p text:style-name="P4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cm" svg:height="1.3cm" svg:x="4.3cm" svg:y="10.9cm">
          <text:p text:style-name="P4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cm" svg:height="1.3cm" svg:x="13.7cm" svg:y="10.9cm">
          <text:p text:style-name="P4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cm" svg:height="1.3cm" svg:x="1.6cm" svg:y="10.9cm">
          <text:p text:style-name="P4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09:04:32.277980364</meta:creation-date>
    <dc:date>2015-09-12T09:16:30.735675950</dc:date>
    <meta:editing-duration>PT11M48S</meta:editing-duration>
    <meta:editing-cycles>22</meta:editing-cycles>
    <meta:generator>LibreOffice/5.0.1.2.0$Linux_X86_64 LibreOffice_project/00m0$Build-2</meta:generator>
    <meta:document-statistic meta:object-count="21"/>
  </office:meta>
</office:document-meta>
</file>